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apple-system" svg:font-family="apple-system, BlinkMacSystemFont, 'Segoe UI', Roboto, Oxygen-Sans, Ubuntu, Cantarell, 'Helvetica Neue', sans-serif"/>
    <style:font-face style:name="apple-system1" svg:font-family="apple-system, system-ui, BlinkMacSystemFont, 'Segoe UI', Helvetica, Arial, sans-serif, 'Apple Color Emoji', 'Segoe UI Emoji', 'Segoe UI Symbol'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628cm" style:rel-column-width="10131*"/>
    </style:style>
    <style:style style:name="Tableau2.C" style:family="table-column">
      <style:table-column-properties style:column-width="11.744cm" style:rel-column-width="45273*"/>
    </style:style>
    <style:style style:name="Tableau2.A1" style:family="table-cell">
      <style:table-cell-properties fo:padding="0cm" fo:border="none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style:writing-mode="pag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4.249cm" style:rel-column-width="16383*"/>
    </style:style>
    <style:style style:name="Tableau7.B" style:family="table-column">
      <style:table-column-properties style:column-width="4.251cm" style:rel-column-width="16384*"/>
    </style:style>
    <style:style style:name="Tableau7.A1" style:family="table-cell">
      <style:table-cell-properties fo:padding="0cm" fo:border="none" style:writing-mode="pag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4.249cm" style:rel-column-width="16380*"/>
    </style:style>
    <style:style style:name="Tableau8.B" style:family="table-column">
      <style:table-column-properties style:column-width="4.747cm" style:rel-column-width="18297*"/>
    </style:style>
    <style:style style:name="Tableau8.C" style:family="table-column">
      <style:table-column-properties style:column-width="4.002cm" style:rel-column-width="15428*"/>
    </style:style>
    <style:style style:name="Tableau8.D" style:family="table-column">
      <style:table-column-properties style:column-width="4.002cm" style:rel-column-width="15430*"/>
    </style:style>
    <style:style style:name="Tableau8.A1" style:family="table-cell">
      <style:table-cell-properties fo:padding="0cm" fo:border="none" style:writing-mode="page"/>
    </style:style>
    <style:style style:name="Tableau8.2" style:family="table-row">
      <style:table-row-properties style:min-row-height="0.55cm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09dec7" officeooo:paragraph-rsid="0009dec7"/>
    </style:style>
    <style:style style:name="P3" style:family="paragraph" style:parent-style-name="Text_20_body">
      <style:text-properties officeooo:rsid="0009dec7" officeooo:paragraph-rsid="00126287"/>
    </style:style>
    <style:style style:name="P4" style:family="paragraph" style:parent-style-name="Text_20_body">
      <style:text-properties officeooo:rsid="0009dec7" officeooo:paragraph-rsid="0057dc9e"/>
    </style:style>
    <style:style style:name="P5" style:family="paragraph" style:parent-style-name="Table_20_Contents">
      <style:text-properties officeooo:rsid="001c8fc7" officeooo:paragraph-rsid="001c8fc7"/>
    </style:style>
    <style:style style:name="P6" style:family="paragraph" style:parent-style-name="Table_20_Contents">
      <style:text-properties officeooo:rsid="001d1e4f" officeooo:paragraph-rsid="001d1e4f"/>
    </style:style>
    <style:style style:name="P7" style:family="paragraph" style:parent-style-name="Text_20_body">
      <style:text-properties officeooo:paragraph-rsid="0009dec7"/>
    </style:style>
    <style:style style:name="P8" style:family="paragraph" style:parent-style-name="Text_20_body">
      <style:text-properties fo:font-weight="normal" officeooo:rsid="00172fa5" officeooo:paragraph-rsid="00172fa5" style:font-weight-asian="normal" style:font-weight-complex="normal"/>
    </style:style>
    <style:style style:name="P9" style:family="paragraph" style:parent-style-name="Text_20_body">
      <style:text-properties officeooo:paragraph-rsid="000d6937"/>
    </style:style>
    <style:style style:name="P10" style:family="paragraph" style:parent-style-name="Text_20_body">
      <style:text-properties officeooo:rsid="000e8b29" officeooo:paragraph-rsid="000e8b29"/>
    </style:style>
    <style:style style:name="P11" style:family="paragraph" style:parent-style-name="Text_20_body">
      <style:text-properties officeooo:paragraph-rsid="00100a6d"/>
    </style:style>
    <style:style style:name="P12" style:family="paragraph" style:parent-style-name="Text_20_body">
      <style:text-properties officeooo:paragraph-rsid="0010c232"/>
    </style:style>
    <style:style style:name="P13" style:family="paragraph" style:parent-style-name="Text_20_body">
      <style:text-properties officeooo:paragraph-rsid="00126287"/>
    </style:style>
    <style:style style:name="P14" style:family="paragraph" style:parent-style-name="Text_20_body">
      <style:text-properties officeooo:rsid="0017e8ad" officeooo:paragraph-rsid="0017e8ad"/>
    </style:style>
    <style:style style:name="P15" style:family="paragraph" style:parent-style-name="Text_20_body">
      <style:text-properties officeooo:rsid="0019a469" officeooo:paragraph-rsid="0019a469"/>
    </style:style>
    <style:style style:name="P16" style:family="paragraph" style:parent-style-name="Text_20_body">
      <style:text-properties officeooo:rsid="001d8fbd" officeooo:paragraph-rsid="001d8fbd"/>
    </style:style>
    <style:style style:name="P17" style:family="paragraph" style:parent-style-name="Text_20_body">
      <style:text-properties fo:background-color="transparent"/>
    </style:style>
    <style:style style:name="P18" style:family="paragraph" style:parent-style-name="Text_20_body">
      <style:text-properties officeooo:rsid="001f201a" fo:background-color="transparent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3f6ed" officeooo:paragraph-rsid="000e8b29"/>
    </style:style>
    <style:style style:name="P21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72fa5" officeooo:paragraph-rsid="00172fa5" style:font-weight-asian="normal" style:font-weight-complex="normal"/>
    </style:style>
    <style:style style:name="P22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33ba8a" officeooo:paragraph-rsid="0010c232"/>
    </style:style>
    <style:style style:name="P23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5156ec" officeooo:paragraph-rsid="005156ec"/>
    </style:style>
    <style:style style:name="P24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515c02" officeooo:paragraph-rsid="00515c02"/>
    </style:style>
    <style:style style:name="P25" style:family="paragraph" style:parent-style-name="Text_20_body">
      <style:text-properties fo:font-variant="normal" fo:text-transform="none" fo:color="#1f1f1f" loext:opacity="100%" style:font-name="Noto Sans Mono" fo:font-size="8.25pt" fo:letter-spacing="normal" fo:font-style="normal" fo:font-weight="normal" officeooo:paragraph-rsid="0061a680"/>
    </style:style>
    <style:style style:name="P26" style:family="paragraph" style:parent-style-name="Text_20_body">
      <style:text-properties style:use-window-font-color="true" loext:opacity="0%" officeooo:rsid="0017e8ad" officeooo:paragraph-rsid="0017e8ad" fo:background-color="#ffff00"/>
    </style:style>
    <style:style style:name="P27" style:family="paragraph" style:parent-style-name="Standard">
      <style:paragraph-properties style:line-height-at-least="0.344cm"/>
      <style:text-properties style:use-window-font-color="true" loext:opacity="0%" style:font-name="Liberation Sans" fo:font-size="12pt" fo:font-weight="normal" fo:background-color="transparent" style:font-size-asian="12pt" style:font-size-complex="12pt"/>
    </style:style>
    <style:style style:name="P28" style:family="paragraph" style:parent-style-name="Text_20_body">
      <style:paragraph-properties style:line-height-at-least="0.344cm"/>
      <style:text-properties style:use-window-font-color="true" loext:opacity="0%" style:font-name="Liberation Sans" fo:font-size="12pt" fo:font-weight="normal" officeooo:paragraph-rsid="0030537e" fo:background-color="transparent" style:font-size-asian="12pt" style:font-size-complex="12pt"/>
    </style:style>
    <style:style style:name="P29" style:family="paragraph" style:parent-style-name="Text_20_body">
      <style:text-properties style:use-window-font-color="true" loext:opacity="0%" style:font-name="Liberation Sans" fo:font-size="12pt" fo:background-color="transparent" style:font-size-asian="12pt" style:font-size-complex="12pt"/>
    </style:style>
    <style:style style:name="P30" style:family="paragraph" style:parent-style-name="Text_20_body">
      <style:text-properties style:use-window-font-color="true" loext:opacity="0%" fo:background-color="transparent"/>
    </style:style>
    <style:style style:name="P31" style:family="paragraph" style:parent-style-name="Text_20_body">
      <style:text-properties fo:font-style="normal" officeooo:rsid="0019a469" officeooo:paragraph-rsid="0019a469" style:font-style-asian="normal" style:font-style-complex="normal"/>
    </style:style>
    <style:style style:name="P32" style:family="paragraph" style:parent-style-name="Text_20_body">
      <style:text-properties fo:font-style="normal" officeooo:rsid="0019a469" officeooo:paragraph-rsid="001aa8e5" style:font-style-asian="normal" style:font-style-complex="normal"/>
    </style:style>
    <style:style style:name="P33" style:family="paragraph" style:parent-style-name="Text_20_body">
      <style:text-properties fo:font-style="normal" officeooo:rsid="0019a469" officeooo:paragraph-rsid="001b72b1" style:font-style-asian="normal" style:font-style-complex="normal"/>
    </style:style>
    <style:style style:name="P34" style:family="paragraph" style:parent-style-name="Text_20_body">
      <style:text-properties fo:font-style="normal" officeooo:rsid="001b72b1" officeooo:paragraph-rsid="001b72b1" style:font-style-asian="normal" style:font-style-complex="normal"/>
    </style:style>
    <style:style style:name="P35" style:family="paragraph" style:parent-style-name="Text_20_body">
      <style:text-properties fo:font-style="normal" style:font-style-asian="normal" style:font-style-complex="normal"/>
    </style:style>
    <style:style style:name="P36" style:family="paragraph" style:parent-style-name="Standard">
      <style:paragraph-properties style:line-height-at-least="0.344cm"/>
      <style:text-properties fo:color="#ffffff" loext:opacity="100%" style:font-name="Liberation Sans" fo:font-size="6.75pt" fo:font-weight="normal" fo:background-color="#000000"/>
    </style:style>
    <style:style style:name="P37" style:family="paragraph" style:parent-style-name="Text_20_body">
      <style:text-properties officeooo:rsid="0024e799" officeooo:paragraph-rsid="0024e799"/>
    </style:style>
    <style:style style:name="P38" style:family="paragraph" style:parent-style-name="Text_20_body">
      <style:text-properties officeooo:rsid="0024e799" officeooo:paragraph-rsid="00270d9e"/>
    </style:style>
    <style:style style:name="P39" style:family="paragraph" style:parent-style-name="Text_20_body">
      <style:text-properties officeooo:rsid="00260368" officeooo:paragraph-rsid="00260368"/>
    </style:style>
    <style:style style:name="P40" style:family="paragraph" style:parent-style-name="Text_20_body">
      <style:text-properties officeooo:rsid="00294c8b" officeooo:paragraph-rsid="00294c8b"/>
    </style:style>
    <style:style style:name="P41" style:family="paragraph" style:parent-style-name="Text_20_body">
      <style:text-properties officeooo:rsid="002aabf7" officeooo:paragraph-rsid="002aabf7"/>
    </style:style>
    <style:style style:name="P42" style:family="paragraph" style:parent-style-name="Text_20_body">
      <style:text-properties officeooo:rsid="002caaf1" officeooo:paragraph-rsid="002caaf1"/>
    </style:style>
    <style:style style:name="P43" style:family="paragraph" style:parent-style-name="Table_20_Contents">
      <style:text-properties officeooo:rsid="005156ec" officeooo:paragraph-rsid="005156ec"/>
    </style:style>
    <style:style style:name="P44" style:family="paragraph" style:parent-style-name="Text_20_body">
      <style:text-properties officeooo:rsid="005156ec" officeooo:paragraph-rsid="005156ec"/>
    </style:style>
    <style:style style:name="P45" style:family="paragraph" style:parent-style-name="Table_20_Contents">
      <style:text-properties officeooo:rsid="00515c02" officeooo:paragraph-rsid="00515c02"/>
    </style:style>
    <style:style style:name="P46" style:family="paragraph" style:parent-style-name="Table_20_Contents">
      <style:text-properties officeooo:paragraph-rsid="00515c02"/>
    </style:style>
    <style:style style:name="P47" style:family="paragraph" style:parent-style-name="Text_20_body">
      <style:text-properties officeooo:paragraph-rsid="0036073f"/>
    </style:style>
    <style:style style:name="P48" style:family="paragraph" style:parent-style-name="Text_20_body">
      <style:text-properties officeooo:rsid="00364743" officeooo:paragraph-rsid="00364743"/>
    </style:style>
    <style:style style:name="P49" style:family="paragraph" style:parent-style-name="Text_20_body">
      <style:text-properties officeooo:rsid="0040657d" officeooo:paragraph-rsid="0040657d"/>
    </style:style>
    <style:style style:name="P50" style:family="paragraph" style:parent-style-name="Text_20_body">
      <style:text-properties officeooo:paragraph-rsid="00446347"/>
    </style:style>
    <style:style style:name="P51" style:family="paragraph" style:parent-style-name="Text_20_body">
      <style:text-properties officeooo:paragraph-rsid="00457dda"/>
    </style:style>
    <style:style style:name="P52" style:family="paragraph" style:parent-style-name="Text_20_body">
      <style:text-properties officeooo:paragraph-rsid="00476e1c"/>
    </style:style>
    <style:style style:name="P53" style:family="paragraph" style:parent-style-name="Text_20_body">
      <style:text-properties officeooo:paragraph-rsid="00485025"/>
    </style:style>
    <style:style style:name="P54" style:family="paragraph" style:parent-style-name="Text_20_body">
      <style:text-properties officeooo:paragraph-rsid="0057dc9e"/>
    </style:style>
    <style:style style:name="P55" style:family="paragraph" style:parent-style-name="Text_20_body">
      <style:text-properties officeooo:rsid="005af146" officeooo:paragraph-rsid="005af146"/>
    </style:style>
    <style:style style:name="P56" style:family="paragraph" style:parent-style-name="Text_20_body">
      <style:paragraph-properties fo:margin-left="0cm" fo:margin-right="0cm" fo:orphans="2" fo:widows="2" fo:text-indent="0cm" style:auto-text-indent="false"/>
      <style:text-properties officeooo:rsid="005af146"/>
    </style:style>
    <style:style style:name="P57" style:family="paragraph" style:parent-style-name="Text_20_body">
      <style:text-properties officeooo:rsid="005b7dad" officeooo:paragraph-rsid="005b7dad"/>
    </style:style>
    <style:style style:name="P58" style:family="paragraph" style:parent-style-name="Text_20_body">
      <style:text-properties officeooo:rsid="005f3c3e" officeooo:paragraph-rsid="005f3c3e"/>
    </style:style>
    <style:style style:name="P59" style:family="paragraph" style:parent-style-name="Text_20_body">
      <style:text-properties officeooo:paragraph-rsid="00606339"/>
    </style:style>
    <style:style style:name="P60" style:family="paragraph" style:parent-style-name="Text_20_body">
      <style:text-properties officeooo:paragraph-rsid="0061a680"/>
    </style:style>
    <style:style style:name="P61" style:family="paragraph" style:parent-style-name="Text_20_body">
      <style:text-properties officeooo:paragraph-rsid="00662a2c"/>
    </style:style>
    <style:style style:name="P62" style:family="paragraph" style:parent-style-name="Text_20_body">
      <style:text-properties officeooo:paragraph-rsid="0066f27c"/>
    </style:style>
    <style:style style:name="P63" style:family="paragraph" style:parent-style-name="Text_20_body">
      <style:text-properties officeooo:rsid="0067214e" officeooo:paragraph-rsid="0067214e"/>
    </style:style>
    <style:style style:name="P6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5" style:family="paragraph" style:parent-style-name="Table_20_Contents">
      <style:text-properties officeooo:rsid="006bb7ad" officeooo:paragraph-rsid="006bb7ad"/>
    </style:style>
    <style:style style:name="P66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67" style:family="paragraph" style:parent-style-name="Text_20_body">
      <style:text-properties fo:font-weight="bold" officeooo:rsid="0040657d" officeooo:paragraph-rsid="0040657d" style:font-weight-asian="bold" style:font-weight-complex="bold"/>
    </style:style>
    <style:style style:name="P68" style:family="paragraph" style:parent-style-name="Text_20_body">
      <style:text-properties officeooo:rsid="0036073f" officeooo:paragraph-rsid="0036073f"/>
    </style:style>
    <style:style style:name="P69" style:family="paragraph" style:parent-style-name="Heading_20_1" style:list-style-name="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P70" style:family="paragraph" style:parent-style-name="Heading_20_1" style:list-style-name="">
      <style:paragraph-properties fo:break-before="page">
        <style:tab-stops/>
      </style:paragraph-properties>
      <style:text-properties officeooo:rsid="001f201a" officeooo:paragraph-rsid="001f201a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break-before="page"/>
      <style:text-properties officeooo:paragraph-rsid="006f271c"/>
    </style:style>
    <style:style style:name="P73" style:family="paragraph" style:parent-style-name="Heading_20_2">
      <style:paragraph-properties fo:break-before="page"/>
    </style:style>
    <style:style style:name="P74" style:family="paragraph" style:parent-style-name="Heading_20_2">
      <style:text-properties officeooo:paragraph-rsid="006f271c"/>
    </style:style>
    <style:style style:name="P75" style:family="paragraph" style:parent-style-name="Table_20_Contents">
      <style:text-properties officeooo:rsid="006bb7ad" officeooo:paragraph-rsid="006f271c"/>
    </style:style>
    <style:style style:name="P76" style:family="paragraph" style:parent-style-name="Table_20_Contents">
      <style:paragraph-properties fo:margin-left="0cm" fo:margin-right="0cm" fo:orphans="2" fo:widows="2" fo:text-indent="0cm" style:auto-text-indent="false"/>
      <style:text-properties officeooo:rsid="006e3d57" officeooo:paragraph-rsid="006f271c"/>
    </style:style>
    <style:style style:name="P77" style:family="paragraph" style:parent-style-name="Table_20_Contents">
      <style:text-properties officeooo:rsid="0073fb0a" officeooo:paragraph-rsid="006f271c" fo:background-color="#81d41a"/>
    </style:style>
    <style:style style:name="P78" style:family="paragraph" style:parent-style-name="Table_20_Contents">
      <style:paragraph-properties fo:margin-left="0cm" fo:margin-right="0cm" fo:orphans="2" fo:widows="2" fo:text-indent="0cm" style:auto-text-indent="false"/>
      <style:text-properties officeooo:rsid="006e71d8" officeooo:paragraph-rsid="006f271c"/>
    </style:style>
    <style:style style:name="P79" style:family="paragraph" style:parent-style-name="Table_20_Contents">
      <style:text-properties officeooo:rsid="006fcf1e" officeooo:paragraph-rsid="006f271c"/>
    </style:style>
    <style:style style:name="P80" style:family="paragraph" style:parent-style-name="Table_20_Contents">
      <style:paragraph-properties fo:margin-left="0cm" fo:margin-right="0cm" fo:orphans="2" fo:widows="2" fo:text-indent="0cm" style:auto-text-indent="false"/>
      <style:text-properties officeooo:rsid="0073fb0a" officeooo:paragraph-rsid="006f271c"/>
    </style:style>
    <style:style style:name="P81" style:family="paragraph" style:parent-style-name="Table_20_Contents">
      <style:paragraph-properties fo:margin-left="0cm" fo:margin-right="0cm" fo:orphans="2" fo:widows="2" fo:text-indent="0cm" style:auto-text-indent="false"/>
      <style:text-properties officeooo:rsid="0074e63e" officeooo:paragraph-rsid="006f271c"/>
    </style:style>
    <style:style style:name="P82" style:family="paragraph" style:parent-style-name="Table_20_Contents">
      <style:text-properties officeooo:rsid="0074e63e" officeooo:paragraph-rsid="006f271c"/>
    </style:style>
    <style:style style:name="P83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6f271c"/>
    </style:style>
    <style:style style:name="P84" style:family="paragraph" style:parent-style-name="Table_20_Contents">
      <style:text-properties fo:color="#000000" loext:opacity="100%" officeooo:rsid="00701abf" officeooo:paragraph-rsid="006f271c" fo:background-color="#ff0000"/>
    </style:style>
    <style:style style:name="P85" style:family="paragraph" style:parent-style-name="Table_20_Contents">
      <style:text-properties officeooo:rsid="0079a91c" officeooo:paragraph-rsid="006f271c"/>
    </style:style>
    <style:style style:name="P86" style:family="paragraph" style:parent-style-name="Table_20_Contents">
      <style:text-properties officeooo:rsid="00782b29" officeooo:paragraph-rsid="006f271c"/>
    </style:style>
    <style:style style:name="P87" style:family="paragraph" style:parent-style-name="Table_20_Contents">
      <style:text-properties officeooo:rsid="007e768a" officeooo:paragraph-rsid="006f271c"/>
    </style:style>
    <style:style style:name="P88" style:family="paragraph" style:parent-style-name="Table_20_Contents">
      <style:text-properties officeooo:rsid="007e768a" officeooo:paragraph-rsid="006f271c" fo:background-color="#ff0000"/>
    </style:style>
    <style:style style:name="P89" style:family="paragraph" style:parent-style-name="Table_20_Contents">
      <style:text-properties officeooo:paragraph-rsid="006f271c"/>
    </style:style>
    <style:style style:name="P90" style:family="paragraph" style:parent-style-name="Text_20_body" style:list-style-name="L1">
      <style:text-properties officeooo:paragraph-rsid="0048332e"/>
    </style:style>
    <style:style style:name="P91" style:family="paragraph" style:parent-style-name="Text_20_body" style:list-style-name="L1">
      <style:text-properties officeooo:rsid="0045bfac" officeooo:paragraph-rsid="00476e1c"/>
    </style:style>
    <style:style style:name="P92" style:family="paragraph" style:parent-style-name="Text_20_body" style:list-style-name="L1">
      <style:text-properties officeooo:rsid="0048332e" officeooo:paragraph-rsid="0048332e"/>
    </style:style>
    <style:style style:name="P93" style:family="paragraph" style:parent-style-name="Text_20_body" style:list-style-name="L2">
      <style:text-properties fo:font-variant="normal" fo:text-transform="none" fo:color="#3a3a3a" loext:opacity="100%" style:font-name="apple-system1" fo:font-size="10pt" fo:letter-spacing="normal" fo:font-style="normal" fo:font-weight="normal" officeooo:rsid="00383251" officeooo:paragraph-rsid="00485025" style:font-size-asian="10pt" style:font-weight-asian="normal" style:font-size-complex="10pt" style:font-weight-complex="normal"/>
    </style:style>
    <style:style style:name="P94" style:family="paragraph" style:parent-style-name="Text_20_body" style:list-style-name="L2">
      <style:text-properties fo:font-variant="normal" fo:text-transform="none" fo:color="#3a3a3a" loext:opacity="100%" style:font-name="apple-system1" fo:font-size="10pt" fo:letter-spacing="normal" fo:font-style="normal" fo:font-weight="normal" officeooo:rsid="00383251" officeooo:paragraph-rsid="00485025" style:font-size-asian="10pt" style:font-weight-asian="bold" style:font-size-complex="10pt" style:font-weight-complex="bold"/>
    </style:style>
    <style:style style:name="P95" style:family="paragraph" style:parent-style-name="Text_20_body">
      <style:text-properties officeooo:rsid="0081a913" officeooo:paragraph-rsid="006f271c"/>
    </style:style>
    <style:style style:name="P96" style:family="paragraph" style:parent-style-name="Text_20_body">
      <style:text-properties officeooo:rsid="00753c4e" officeooo:paragraph-rsid="006f271c"/>
    </style:style>
    <style:style style:name="P97" style:family="paragraph" style:parent-style-name="Text_20_body">
      <style:text-properties officeooo:rsid="007aab6d" officeooo:paragraph-rsid="006f271c"/>
    </style:style>
    <style:style style:name="P98" style:family="paragraph" style:parent-style-name="Text_20_body">
      <style:text-properties officeooo:paragraph-rsid="006f271c"/>
    </style:style>
    <style:style style:name="T1" style:family="text">
      <style:text-properties officeooo:rsid="0009dec7"/>
    </style:style>
    <style:style style:name="T2" style:family="text">
      <style:text-properties fo:font-variant="normal" fo:text-transform="none" fo:color="#1d1c1d" loext:opacity="100%" style:font-name="Slack-Lato" fo:font-size="11.2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4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e8b29"/>
    </style:style>
    <style:style style:name="T5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9dec7"/>
    </style:style>
    <style:style style:name="T6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0c232"/>
    </style:style>
    <style:style style:name="T7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3f6ed"/>
    </style:style>
    <style:style style:name="T8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8a589"/>
    </style:style>
    <style:style style:name="T9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33ba8a"/>
    </style:style>
    <style:style style:name="T10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34d72a"/>
    </style:style>
    <style:style style:name="T11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57dc9e"/>
    </style:style>
    <style:style style:name="T12" style:family="text">
      <style:text-properties fo:font-variant="normal" fo:text-transform="none" fo:color="#1d1c1d" loext:opacity="100%" style:font-name="Slack-Lato" fo:font-size="11.25pt" fo:letter-spacing="normal" fo:font-style="normal" officeooo:rsid="0010c232"/>
    </style:style>
    <style:style style:name="T13" style:family="text">
      <style:text-properties fo:font-variant="normal" fo:text-transform="none" fo:color="#1d1c1d" loext:opacity="100%" fo:letter-spacing="normal"/>
    </style:style>
    <style:style style:name="T14" style:family="text">
      <style:text-properties fo:font-variant="normal" fo:text-transform="none" fo:color="#1d1c1d" loext:opacity="100%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1d1c1d" loext:opacity="100%" style:font-name="Liberation Sans" fo:font-size="18pt" fo:letter-spacing="normal" fo:font-style="normal" fo:font-weight="bold" style:font-size-asian="18pt" style:font-weight-asian="bold" style:font-size-complex="18pt" style:font-weight-complex="bold"/>
    </style:style>
    <style:style style:name="T16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T17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5c7b6" style:font-size-asian="18pt" style:font-weight-asian="bold" style:font-size-complex="18pt" style:font-weight-complex="bold"/>
    </style:style>
    <style:style style:name="T18" style:family="text">
      <style:text-properties fo:font-variant="normal" fo:text-transform="none" fo:color="#1d1c1d" loext:opacity="100%" style:font-name="Liberation Sans" fo:letter-spacing="normal" fo:font-style="normal"/>
    </style:style>
    <style:style style:name="T19" style:family="text">
      <style:text-properties fo:font-variant="normal" fo:text-transform="none" fo:color="#1d1c1d" loext:opacity="100%" style:font-name="Liberation Sans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1d1c1d" loext:opacity="100%" style:font-name="Liberation Sans" fo:letter-spacing="normal" fo:font-style="normal" fo:font-weight="bold" officeooo:rsid="0015c7b6" style:font-weight-asian="bold" style:font-weight-complex="bold"/>
    </style:style>
    <style:style style:name="T21" style:family="text">
      <style:text-properties fo:font-variant="normal" fo:text-transform="none" fo:color="#1d1c1d" loext:opacity="100%" style:font-name="Liberation Sans" fo:letter-spacing="normal" fo:font-style="normal" fo:font-weight="bold" officeooo:rsid="0017a382" style:font-weight-asian="bold" style:font-weight-complex="bold"/>
    </style:style>
    <style:style style:name="T22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23" style:family="text">
      <style:text-properties fo:font-variant="normal" fo:text-transform="none" fo:color="#3a3a3a" loext:opacity="100%" fo:letter-spacing="normal" fo:font-weight="bold" officeooo:rsid="00383251" style:font-weight-asian="bold" style:font-weight-complex="bold"/>
    </style:style>
    <style:style style:name="T24" style:family="text">
      <style:text-properties fo:font-variant="normal" fo:text-transform="none" fo:color="#1f1f1f" loext:opacity="100%" style:font-name="Noto Sans Mono" fo:font-size="8.25pt" fo:letter-spacing="normal" fo:font-style="normal" fo:font-weight="normal"/>
    </style:style>
    <style:style style:name="T25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556b4e"/>
    </style:style>
    <style:style style:name="T26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5f3c3e"/>
    </style:style>
    <style:style style:name="T27" style:family="text">
      <style:text-properties fo:font-variant="normal" fo:text-transform="none" fo:color="#1f1f1f" loext:opacity="100%" style:font-name="Noto Sans Mono" fo:font-size="8.25pt" fo:letter-spacing="normal" fo:font-style="normal" fo:font-weight="bold" officeooo:rsid="00662a2c" style:font-weight-asian="bold" style:font-weight-complex="bold"/>
    </style:style>
    <style:style style:name="T28" style:family="text"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T29" style:family="text">
      <style:text-properties fo:font-variant="normal" fo:text-transform="none" fo:color="#000000" loext:opacity="100%" style:font-name="apple-system" fo:font-size="10.5pt" fo:letter-spacing="normal" fo:font-style="normal" fo:font-weight="normal" officeooo:rsid="005d23e8"/>
    </style:style>
    <style:style style:name="T30" style:family="text">
      <style:text-properties fo:font-variant="normal" fo:text-transform="none" fo:color="#000000" loext:opacity="100%" style:font-name="apple-system" fo:font-size="10.5pt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c9211e" loext:opacity="100%" style:font-name="Noto Sans Mono" fo:font-size="8.25pt" fo:letter-spacing="normal" fo:font-style="normal" fo:font-weight="bold" officeooo:rsid="00662a2c" style:font-weight-asian="bold" style:font-weight-complex="bold"/>
    </style:style>
    <style:style style:name="T32" style:family="text">
      <style:text-properties fo:font-variant="normal" fo:text-transform="none" fo:color="#c9211e" loext:opacity="100%" style:font-name="Noto Sans Mono" fo:font-size="13pt" fo:letter-spacing="normal" fo:font-style="normal" fo:font-weight="bold" officeooo:rsid="0066f27c" style:font-size-asian="13pt" style:font-weight-asian="bold" style:font-size-complex="13pt" style:font-weight-complex="bold"/>
    </style:style>
    <style:style style:name="T33" style:family="text">
      <style:text-properties fo:font-variant="normal" fo:text-transform="none" style:use-window-font-color="true" loext:opacity="0%" style:font-name="apple-system" fo:font-size="10.5pt" fo:letter-spacing="normal" fo:font-style="normal" fo:font-weight="normal" fo:background-color="transparent" loext:char-shading-value="0"/>
    </style:style>
    <style:style style:name="T34" style:family="text">
      <style:text-properties fo:font-variant="normal" fo:text-transform="none" fo:color="#50575e" loext:opacity="100%" style:font-name="Consolas" fo:font-size="9.75pt" fo:letter-spacing="normal" fo:font-style="normal" fo:font-weight="normal" loext:padding="0cm" loext:border="none"/>
    </style:style>
    <style:style style:name="T35" style:family="text">
      <style:text-properties fo:font-variant="normal" fo:text-transform="none" fo:color="#50575e" loext:opacity="100%" style:font-name="Consolas" fo:font-size="9.75pt" fo:letter-spacing="normal" fo:font-style="normal" fo:font-weight="normal" officeooo:rsid="00753c4e" loext:padding="0cm" loext:border="none"/>
    </style:style>
    <style:style style:name="T36" style:family="text">
      <style:text-properties fo:font-variant="normal" fo:text-transform="none" fo:color="#50575e" loext:opacity="100%" fo:letter-spacing="normal"/>
    </style:style>
    <style:style style:name="T37" style:family="text">
      <style:text-properties fo:font-variant="normal" fo:text-transform="none" fo:color="#50575e" loext:opacity="100%" style:font-name="apple-system" fo:font-size="12.75pt" fo:letter-spacing="normal" fo:font-style="normal" fo:font-weight="normal"/>
    </style:style>
    <style:style style:name="T38" style:family="text">
      <style:text-properties fo:font-variant="normal" fo:text-transform="none" fo:color="#50575e" loext:opacity="100%" style:font-name="apple-system" fo:font-size="12.75pt" fo:letter-spacing="normal" fo:font-style="normal" fo:font-weight="normal" officeooo:rsid="00753c4e"/>
    </style:style>
    <style:style style:name="T39" style:family="text">
      <style:text-properties fo:font-variant="normal" fo:text-transform="none" style:font-name="apple-system" fo:font-size="12.75pt" fo:letter-spacing="normal" fo:font-style="normal" fo:font-weight="normal"/>
    </style:style>
    <style:style style:name="T40" style:family="text">
      <style:text-properties officeooo:rsid="000d6937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19a469" style:font-style-asian="normal" style:font-style-complex="normal"/>
    </style:style>
    <style:style style:name="T43" style:family="text">
      <style:text-properties officeooo:rsid="0010c232"/>
    </style:style>
    <style:style style:name="T44" style:family="text">
      <style:text-properties officeooo:rsid="00126287"/>
    </style:style>
    <style:style style:name="T45" style:family="text">
      <style:text-properties officeooo:rsid="0015b51d"/>
    </style:style>
    <style:style style:name="T46" style:family="text">
      <style:text-properties style:use-window-font-color="true" loext:opacity="0%" fo:background-color="#ffff00" loext:char-shading-value="0"/>
    </style:style>
    <style:style style:name="T47" style:family="text">
      <style:text-properties style:use-window-font-color="true" loext:opacity="0%" fo:background-color="transparent" loext:char-shading-value="0"/>
    </style:style>
    <style:style style:name="T48" style:family="text">
      <style:text-properties style:use-window-font-color="true" loext:opacity="0%" officeooo:rsid="00782b29" fo:background-color="transparent" loext:char-shading-value="0"/>
    </style:style>
    <style:style style:name="T49" style:family="text">
      <style:text-properties officeooo:rsid="0019a469"/>
    </style:style>
    <style:style style:name="T50" style:family="text">
      <style:text-properties officeooo:rsid="001d8fbd"/>
    </style:style>
    <style:style style:name="T51" style:family="text">
      <style:text-properties officeooo:rsid="001db081"/>
    </style:style>
    <style:style style:name="T52" style:family="text">
      <style:text-properties officeooo:rsid="001f201a"/>
    </style:style>
    <style:style style:name="T53" style:family="text">
      <style:text-properties style:font-name="Liberation Sans"/>
    </style:style>
    <style:style style:name="T54" style:family="text">
      <style:text-properties style:font-name="Liberation Sans" officeooo:rsid="001f201a"/>
    </style:style>
    <style:style style:name="T55" style:family="text">
      <style:text-properties style:font-name="Liberation Sans" fo:background-color="transparent" loext:char-shading-value="0"/>
    </style:style>
    <style:style style:name="T56" style:family="text">
      <style:text-properties style:font-name="Liberation Sans" officeooo:rsid="001f201a" fo:background-color="transparent" loext:char-shading-value="0"/>
    </style:style>
    <style:style style:name="T57" style:family="text">
      <style:text-properties officeooo:rsid="001f201a" fo:background-color="transparent" loext:char-shading-value="0"/>
    </style:style>
    <style:style style:name="T58" style:family="text">
      <style:text-properties officeooo:rsid="0023220a" fo:background-color="transparent" loext:char-shading-value="0"/>
    </style:style>
    <style:style style:name="T59" style:family="text">
      <style:text-properties officeooo:rsid="00782b29" fo:background-color="transparent" loext:char-shading-value="0"/>
    </style:style>
    <style:style style:name="T60" style:family="text">
      <style:text-properties officeooo:rsid="0024402a"/>
    </style:style>
    <style:style style:name="T61" style:family="text">
      <style:text-properties officeooo:rsid="00270d9e"/>
    </style:style>
    <style:style style:name="T62" style:family="text">
      <style:text-properties officeooo:rsid="002b91e5"/>
    </style:style>
    <style:style style:name="T63" style:family="text">
      <style:text-properties officeooo:rsid="002caaf1"/>
    </style:style>
    <style:style style:name="T64" style:family="text">
      <style:text-properties officeooo:rsid="00302fda"/>
    </style:style>
    <style:style style:name="T65" style:family="text">
      <style:text-properties officeooo:rsid="0030537e"/>
    </style:style>
    <style:style style:name="T66" style:family="text">
      <style:text-properties officeooo:rsid="0036073f"/>
    </style:style>
    <style:style style:name="T67" style:family="text">
      <style:text-properties officeooo:rsid="00383251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2caaf1" style:font-weight-asian="bold" style:font-weight-complex="bold"/>
    </style:style>
    <style:style style:name="T70" style:family="text">
      <style:text-properties fo:font-weight="bold" officeooo:rsid="003b77d7" style:font-weight-asian="bold" style:font-weight-complex="bold"/>
    </style:style>
    <style:style style:name="T71" style:family="text">
      <style:text-properties fo:font-weight="bold" officeooo:rsid="003d70aa" style:font-weight-asian="bold" style:font-weight-complex="bold"/>
    </style:style>
    <style:style style:name="T72" style:family="text">
      <style:text-properties fo:font-weight="bold" officeooo:rsid="003e5ac1" style:font-weight-asian="bold" style:font-weight-complex="bold"/>
    </style:style>
    <style:style style:name="T73" style:family="text">
      <style:text-properties fo:font-weight="bold" officeooo:rsid="003fd45a" style:font-weight-asian="bold" style:font-weight-complex="bold"/>
    </style:style>
    <style:style style:name="T74" style:family="text">
      <style:text-properties fo:font-weight="bold" officeooo:rsid="0040d446" style:font-weight-asian="bold" style:font-weight-complex="bold"/>
    </style:style>
    <style:style style:name="T75" style:family="text">
      <style:text-properties fo:font-weight="bold" officeooo:rsid="0042bfa6" style:font-weight-asian="bold" style:font-weight-complex="bold"/>
    </style:style>
    <style:style style:name="T76" style:family="text">
      <style:text-properties fo:font-weight="bold" officeooo:rsid="00383251" style:font-weight-asian="bold" style:font-weight-complex="bold"/>
    </style:style>
    <style:style style:name="T77" style:family="text">
      <style:text-properties fo:font-weight="bold" officeooo:rsid="00638209" style:font-weight-asian="bold" style:font-weight-complex="bold"/>
    </style:style>
    <style:style style:name="T78" style:family="text">
      <style:text-properties officeooo:rsid="00457dda"/>
    </style:style>
    <style:style style:name="T79" style:family="text">
      <style:text-properties officeooo:rsid="0045bfac"/>
    </style:style>
    <style:style style:name="T80" style:family="text">
      <style:text-properties officeooo:rsid="0057dc9e"/>
    </style:style>
    <style:style style:name="T81" style:family="text">
      <style:text-properties officeooo:rsid="005d1d59"/>
    </style:style>
    <style:style style:name="T82" style:family="text">
      <style:text-properties officeooo:rsid="005f3c3e"/>
    </style:style>
    <style:style style:name="T83" style:family="text">
      <style:text-properties officeooo:rsid="006bc04d"/>
    </style:style>
    <style:style style:name="T84" style:family="text">
      <style:text-properties officeooo:rsid="006d5fc2"/>
    </style:style>
    <style:style style:name="T85" style:family="text">
      <style:text-properties officeooo:rsid="0071ffa4"/>
    </style:style>
    <style:style style:name="T86" style:family="text">
      <style:text-properties officeooo:rsid="0074d672"/>
    </style:style>
    <style:style style:name="T87" style:family="text">
      <style:text-properties officeooo:rsid="00841aa8"/>
    </style:style>
    <style:style style:name="T88" style:family="text">
      <style:text-properties officeooo:rsid="008547df"/>
    </style:style>
    <style:style style:name="T89" style:family="text">
      <style:text-properties officeooo:rsid="007ff567"/>
    </style:style>
    <style:style style:name="T90" style:family="text">
      <style:text-properties officeooo:rsid="00872325"/>
    </style:style>
    <style:style style:name="T91" style:family="text">
      <style:text-properties officeooo:rsid="00753c4e"/>
    </style:style>
    <style:style style:name="T92" style:family="text">
      <style:text-properties officeooo:rsid="0081a91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OURNAL DE BORD DB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06_223215351" text:style-name="Index_20_Link" text:visited-style-name="Index_20_Link">Identifiants<text:tab/>1</text:a></text:p>
          <text:p text:style-name="P1"><text:a xlink:type="simple" xlink:href="#__RefHeading___Toc108_223215351" text:style-name="Index_20_Link" text:visited-style-name="Index_20_Link">Liens Ressources Diverses<text:tab/>2</text:a></text:p>
          <text:p text:style-name="P1"><text:a xlink:type="simple" xlink:href="#__RefHeading___Toc445_1737579497" text:style-name="Index_20_Link" text:visited-style-name="Index_20_Link">D</text:a><text:a xlink:type="simple" xlink:href="#__RefHeading___Toc445_1737579497" text:style-name="Index_20_Link" text:visited-style-name="Index_20_Link">EBUG</text:a><text:a xlink:type="simple" xlink:href="#__RefHeading___Toc445_1737579497" text:style-name="Index_20_Link" text:visited-style-name="Index_20_Link"><text:tab/>3</text:a></text:p>
          <text:p text:style-name="P1"><text:a xlink:type="simple" xlink:href="#__RefHeading___Toc110_223215351" text:style-name="Index_20_Link" text:visited-style-name="Index_20_Link">C</text:a><text:a xlink:type="simple" xlink:href="#__RefHeading___Toc110_223215351" text:style-name="Index_20_Link" text:visited-style-name="Index_20_Link">ache</text:a><text:a xlink:type="simple" xlink:href="#__RefHeading___Toc110_223215351" text:style-name="Index_20_Link" text:visited-style-name="Index_20_Link"><text:tab/>4</text:a></text:p>
          <text:p text:style-name="P19"><text:a xlink:type="simple" xlink:href="#__RefHeading___Toc447_1737579497" text:style-name="Index_20_Link" text:visited-style-name="Index_20_Link">C</text:a><text:a xlink:type="simple" xlink:href="#__RefHeading___Toc447_1737579497" text:style-name="Index_20_Link" text:visited-style-name="Index_20_Link">loudf</text:a><text:a xlink:type="simple" xlink:href="#__RefHeading___Toc447_1737579497" text:style-name="Index_20_Link" text:visited-style-name="Index_20_Link">l</text:a><text:a xlink:type="simple" xlink:href="#__RefHeading___Toc447_1737579497" text:style-name="Index_20_Link" text:visited-style-name="Index_20_Link">are :</text:a><text:a xlink:type="simple" xlink:href="#__RefHeading___Toc447_1737579497" text:style-name="Index_20_Link" text:visited-style-name="Index_20_Link"><text:tab/>4</text:a></text:p>
          <text:p text:style-name="P19"><text:a xlink:type="simple" xlink:href="#__RefHeading___Toc449_1737579497" text:style-name="Index_20_Link" text:visited-style-name="Index_20_Link">WP ROCKET<text:tab/>4</text:a></text:p>
          <text:p text:style-name="P19"><text:a xlink:type="simple" xlink:href="#__RefHeading___Toc451_1737579497" text:style-name="Index_20_Link" text:visited-style-name="Index_20_Link">TIPS<text:tab/>4</text:a></text:p>
          <text:p text:style-name="P1"><text:a xlink:type="simple" xlink:href="#__RefHeading___Toc453_1737579497" text:style-name="Index_20_Link" text:visited-style-name="Index_20_Link">DEPLOIEMENT EN LOCAL<text:tab/>5</text:a></text:p>
          <text:p text:style-name="P19"><text:a xlink:type="simple" xlink:href="#__RefHeading___Toc455_1737579497" text:style-name="Index_20_Link" text:visited-style-name="Index_20_Link">Essai sur Mdev.armoireplus<text:tab/>5</text:a></text:p>
          <text:p text:style-name="P19"><text:a xlink:type="simple" xlink:href="#__RefHeading___Toc112_223215351" text:style-name="Index_20_Link" text:visited-style-name="Index_20_Link"><text:span text:style-name="T41">Essa</text:span></text:a><text:a xlink:type="simple" xlink:href="#__RefHeading___Toc112_223215351" text:style-name="Index_20_Link" text:visited-style-name="Index_20_Link"><text:span text:style-name="T41">i</text:span></text:a><text:a xlink:type="simple" xlink:href="#__RefHeading___Toc112_223215351" text:style-name="Index_20_Link" text:visited-style-name="Index_20_Link"><text:span text:style-name="T41"> sur armoireplus</text:span></text:a><text:a xlink:type="simple" xlink:href="#__RefHeading___Toc112_223215351" text:style-name="Index_20_Link" text:visited-style-name="Index_20_Link"><text:tab/>5</text:a></text:p>
          <text:p text:style-name="P1"><text:a xlink:type="simple" xlink:href="#__RefHeading___Toc959_876043102" text:style-name="Index_20_Link" text:visited-style-name="Index_20_Link">SURCHARGER UNE FONCTION DU THEME PARENT<text:tab/>6</text:a></text:p>
          <text:p text:style-name="P19"><text:a xlink:type="simple" xlink:href="#__RefHeading___Toc961_876043102" text:style-name="Index_20_Link" text:visited-style-name="Index_20_Link">Vérifier si la fonction est attachée à un hook ou pas<text:tab/>6</text:a></text:p>
          <text:p text:style-name="P1"><text:a xlink:type="simple" xlink:href="#__RefHeading___Toc963_876043102" text:style-name="Index_20_Link" text:visited-style-name="Index_20_Link">MISE A JOUR DE SITES<text:tab/>7</text:a></text:p>
          <text:p text:style-name="P19"><text:a xlink:type="simple" xlink:href="#__RefHeading___Toc965_876043102" text:style-name="Index_20_Link" text:visited-style-name="Index_20_Link">Verification à faire sur MonAtelierPro sur prod puis dev<text:tab/>7</text:a></text:p>
          <text:p text:style-name="P19"><text:a xlink:type="simple" xlink:href="#__RefHeading___Toc967_876043102" text:style-name="Index_20_Link" text:visited-style-name="Index_20_Link">Problème avec Yith-product-addon<text:tab/>7</text:a></text:p>
          <text:p text:style-name="P19"><text:a xlink:type="simple" xlink:href="#__RefHeading___Toc969_876043102" text:style-name="Index_20_Link" text:visited-style-name="Index_20_Link">Ordre des étapes à suivre pour une mise à jour<text:tab/>7</text:a></text:p>
          <text:p text:style-name="P19"><text:a xlink:type="simple" xlink:href="#__RefHeading___Toc971_876043102" text:style-name="Index_20_Link" text:visited-style-name="Index_20_Link">Trucs en général<text:tab/>7</text:a></text:p>
          <text:p text:style-name="P19"><text:a xlink:type="simple" xlink:href="#__RefHeading___Toc973_876043102" text:style-name="Index_20_Link" text:visited-style-name="Index_20_Link">Mettre en maintenance MAP<text:tab/>8</text:a></text:p>
          <text:p text:style-name="P1"><text:a xlink:type="simple" xlink:href="#__RefHeading___Toc975_876043102" text:style-name="Index_20_Link" text:visited-style-name="Index_20_Link">Mon Atelier Pro<text:tab/>9</text:a></text:p>
          <text:p text:style-name="P19"><text:a xlink:type="simple" xlink:href="#__RefHeading___Toc977_876043102" text:style-name="Index_20_Link" text:visited-style-name="Index_20_Link">Trucs en vrac<text:tab/>9</text:a></text:p>
          <text:p text:style-name="P1"><text:a xlink:type="simple" xlink:href="#__RefHeading___Toc979_876043102" text:style-name="Index_20_Link" text:visited-style-name="Index_20_Link">WOOCOMMERCE<text:tab/>10</text:a></text:p>
          <text:p text:style-name="P19"><text:a xlink:type="simple" xlink:href="#__RefHeading___Toc981_876043102" text:style-name="Index_20_Link" text:visited-style-name="Index_20_Link">Hooks d’action utiles :<text:tab/>10</text:a></text:p>
          <text:p text:style-name="P1"><text:a xlink:type="simple" xlink:href="#__RefHeading___Toc983_876043102" text:style-name="Index_20_Link" text:visited-style-name="Index_20_Link">BUGS DECELES<text:tab/>11</text:a></text:p>
          <text:p text:style-name="P19"><text:a xlink:type="simple" xlink:href="#__RefHeading___Toc985_876043102" text:style-name="Index_20_Link" text:visited-style-name="Index_20_Link">Màj MAP<text:tab/>12</text:a></text:p>
          <text:p text:style-name="P19"><text:a xlink:type="simple" xlink:href="#__RefHeading___Toc987_876043102" text:style-name="Index_20_Link" text:visited-style-name="Index_20_Link">MARDI 17 SEPTEMBRE 2024<text:tab/>13</text:a></text:p>
          <text:p text:style-name="P64"><text:a xlink:type="simple" xlink:href="#__RefHeading___Toc989_876043102" text:style-name="Index_20_Link" text:visited-style-name="Index_20_Link">MAJ ARMOIREPLUS<text:tab/>13</text:a></text:p>
        </text:index-body>
      </text:table-of-content>
      <text:p text:style-name="Text_20_body"/>
      <text:p text:style-name="P2"/>
      <text:h text:style-name="Heading_20_1" text:outline-level="1" text:is-list-header="true"><text:bookmark-start text:name="__RefHeading___Toc106_223215351"/>Identifiants<text:bookmark-end text:name="__RefHeading___Toc106_223215351"/></text:h>
      <text:p text:style-name="Text_20_body">- Filezilla : <text:s/><text:span text:style-name="T3">Ku11WOncyo*x!8ad</text:span></text:p>
      <text:p text:style-name="P3">- Armoireplus :</text:p>
      <text:p text:style-name="P13"><text:a xlink:type="simple" xlink:href="https://mdev.armoireplus.fr/connecter/" text:style-name="Internet_20_link" text:visited-style-name="Visited_20_Internet_20_Link"><text:span text:style-name="T1">https://mdev.armoireplus.fr/connecter/</text:span></text:a><text:span text:style-name="T1"> </text:span><text:span text:style-name="T3">8XWuwDMXKrJjncU%xCh#HImD</text:span><text:line-break/><text:a xlink:type="simple" xlink:href="mailto:lorlor@free.fr" text:style-name="Internet_20_link" text:visited-style-name="Visited_20_Internet_20_Link"><text:span text:style-name="T40">lorlor@free.fr</text:span></text:a></text:p>
      <text:p text:style-name="P13"><text:span text:style-name="T44">prod : </text:span><text:a xlink:type="simple" xlink:href="mailto:lorlor@free.fr" text:style-name="Internet_20_link" text:visited-style-name="Visited_20_Internet_20_Link"><text:span text:style-name="T44">lorlor@free.fr</text:span></text:a><text:span text:style-name="T44"> </text:span><text:span text:style-name="T3">!VstJs4y!l&amp;fcRBhD8AMtksk</text:span></text:p>
      <text:p text:style-name="P4">- MonAtelierPro :</text:p>
      <text:p text:style-name="P54"><text:span text:style-name="T80">MDEV </text:span><text:span text:style-name="T45">lorlor </text:span><text:a xlink:type="simple" xlink:href="mailto:HqoXlNkKlOd%26BJ@MngTWrbe" text:style-name="Internet_20_link" text:visited-style-name="Visited_20_Internet_20_Link">HqoXlNkKlOd&amp;BJ@MngTWrbe</text:a><text:span text:style-name="T3">(</text:span></text:p>
      <text:p text:style-name="P54"><text:span text:style-name="T11">Prod lorlor </text:span><text:span text:style-name="T3">)B6r#KL9Sp48OS&amp;3yeV7qOTc</text:span></text:p>
      <text:p text:style-name="P7"><text:span text:style-name="T1">- Yith :</text:span><text:span text:style-name="T3"> </text:span><text:a xlink:type="simple" xlink:href="mailto:ndrouet@armoireplus.fr" office:target-frame-name="_blank" xlink:show="new" text:style-name="Internet_20_link" text:visited-style-name="Visited_20_Internet_20_Link">ndrouet@armoireplus.fr</text:a><text:span text:style-name="T22"> </text:span><text:a xlink:type="simple" xlink:href="mailto:Y2506@themes" text:style-name="Internet_20_link" text:visited-style-name="Visited_20_Internet_20_Link"><text:span text:style-name="T14">Y2506@themes</text:span></text:a></text:p>
      <text:p text:style-name="P9"><text:soft-page-break/><text:span text:style-name="T40">- ChatGPT : </text:span><text:span text:style-name="T3">mail : </text:span><text:a xlink:type="simple" xlink:href="mailto:contact@predimark.com" office:target-frame-name="_blank" xlink:show="new" text:style-name="Internet_20_link" text:visited-style-name="Visited_20_Internet_20_Link"><text:span text:style-name="T22">contact@predimark.com</text:span></text:a><text:span text:style-name="T13"> </text:span><text:span text:style-name="T3">mdp : Chatgpt!!</text:span></text:p>
      <text:p text:style-name="P11"><text:span text:style-name="T3">- </text:span><text:span text:style-name="T5">Réseau : </text:span><text:span text:style-name="T3">clereseaukeyyo</text:span></text:p>
      <text:p text:style-name="P9"><text:span text:style-name="T3">- </text:span><text:span text:style-name="T4">Doc de suivi fichiers Laure :</text:span><text:a xlink:type="simple" xlink:href="https://docs.google.com/spreadsheets/d/1w2-kxYBd-aF1qIahXpkqZV47e45wzzS2oc7OzhSwrMY/edit?gid=0#gid=0" text:style-name="Internet_20_link" text:visited-style-name="Visited_20_Internet_20_Link">https://docs.google.com/spreadsheets/d/1w2-kxYBd-aF1qIahXpkqZV47e45wzzS2oc7OzhSwrMY/edit?gid=0#gid=0</text:a></text:p>
      <text:p text:style-name="P12"><text:span text:style-name="T4">- </text:span><text:span text:style-name="T6">CloudFlare :</text:span></text:p>
      <text:p text:style-name="P12"><text:a xlink:type="simple" xlink:href="https://dash.cloudflare.com/login" text:style-name="Internet_20_link" text:visited-style-name="Visited_20_Internet_20_Link"><text:span text:style-name="T6">https://dash.cloudflare.com/login</text:span></text:a></text:p>
      <text:p text:style-name="P12"><text:a xlink:type="simple" xlink:href="mailto:ndrouet@armoireplus.fr" text:style-name="Internet_20_link" text:visited-style-name="Visited_20_Internet_20_Link">ndrouet@armoireplus.fr</text:a><text:span text:style-name="T6"> h=SIWatRlS+rO70u=i6h</text:span></text:p>
      <text:p text:style-name="P12"><text:span text:style-name="T6">- </text:span><text:span text:style-name="T8">En local : prod armoireplus : admin armoireplus</text:span></text:p>
      <text:p text:style-name="P12"><text:span text:style-name="T8">- </text:span><text:span text:style-name="T9">WooCommerce : </text:span><text:a xlink:type="simple" xlink:href="mailto:ndrouet@dba-armoires.fr" text:style-name="Internet_20_link" text:visited-style-name="Visited_20_Internet_20_Link">ndrouet@dba-armoires.fr</text:a><text:span text:style-name="T9"> Nd2506ap@Wo?<text:line-break/>- </text:span><text:a xlink:type="simple" xlink:href="https://wpspring.com/my-account/" text:style-name="Internet_20_link" text:visited-style-name="Visited_20_Internet_20_Link">https://wpspring.com/my-account/</text:a><text:span text:style-name="T9"> : <text:s/></text:span><text:a xlink:type="simple" xlink:href="mailto:W2506pSp@ring" text:style-name="Internet_20_link" text:visited-style-name="Visited_20_Internet_20_Link">W2506pSp@ring</text:a><text:span text:style-name="T9"> </text:span><text:span text:style-name="T10">ndrouet</text:span></text:p>
      <text:p text:style-name="P22">- Codecanyon<text:line-break/>Nico313<text:line-break/>C2506@canyon</text:p>
      <text:h text:style-name="Heading_20_1" text:outline-level="1"><text:bookmark-start text:name="__RefHeading___Toc108_223215351"/>Liens Ressources Diverses<text:bookmark-end text:name="__RefHeading___Toc108_223215351"/></text:h>
      <text:p text:style-name="Text_20_body">- <text:span text:style-name="T43">Icones FA utilisées pour ArmoirePlus : https://legenda.8theme.com/shortcodes/icons/</text:span></text:p>
      <text:p text:style-name="P10"><text:span text:style-name="T3">- </text:span><text:span text:style-name="T7">Docs Hooks woocommerce : </text:span><text:a xlink:type="simple" xlink:href="https://www.businessbloomer.com/woocommerce-visual-hook-guide-single-product-page/" text:style-name="Internet_20_link" text:visited-style-name="Visited_20_Internet_20_Link">https://www.businessbloomer.com/woocommerce-visual-hook-guide-single-product-page/</text:a></text:p>
      <text:p text:style-name="P20"/>
      <text:h text:style-name="P69" text:outline-level="1"/>
      <text:h text:style-name="P70" text:outline-level="1"><text:bookmark-start text:name="__RefHeading___Toc445_1737579497"/><text:span text:style-name="T16">D</text:span><text:span text:style-name="T15">EBUG</text:span><text:bookmark-end text:name="__RefHeading___Toc445_1737579497"/></text:h>
      <text:h text:style-name="Heading_20_2" text:outline-level="2"/>
      <text:p text:style-name="Text_20_body">- Wp-config : <text:span text:style-name="T52">On peut mettre les variables à true, mais si on met display errors à true, il est possible qu’on voit bcp d’erreurs liées aux warning et aux </text:span><text:span text:style-name="T60">notices </text:span><text:span text:style-name="T52">ce qui rend le debug.log illisible.</text:span></text:p>
      <text:p text:style-name="Text_20_body">- <text:span text:style-name="T52">Il y a un plugin qui vise à n’afficher que certaines erreurs c’est</text:span><text:span text:style-name="T57"> <text:s/></text:span><text:span text:style-name="T58">Error Reporting</text:span></text:p>
      <text:p text:style-name="P18">- Pour utiliser le debug.log :</text:p>
      <text:p text:style-name="P17"><text:span text:style-name="T52"><text:tab/></text:span><text:span text:style-name="T54">1/ l’effacer du FTP concerné</text:span></text:p>
      <text:p text:style-name="Text_20_body"><text:span text:style-name="T55"><text:tab/></text:span><text:span text:style-name="T56">2/ copier son fichier modifié contenant </text:span><text:span text:style-name="Source_20_Text"><text:span text:style-name="T53">error_log(print_r("maclé</text:span></text:span><text:span text:style-name="Source_20_Text"><text:span text:style-name="T54">PourRetrouverMaVariable</text:span></text:span><text:span text:style-name="Source_20_Text"><text:span text:style-name="T53">: " . $maVariable, true));</text:span></text:span></text:p>
      <text:p text:style-name="Text_20_body"><text:span text:style-name="Source_20_Text"><text:span text:style-name="T53"><text:tab/></text:span></text:span><text:span text:style-name="Source_20_Text"><text:span text:style-name="T54">3/ Actualiser le navigateur puis FileZilla</text:span></text:span></text:p>
      <text:p text:style-name="Text_20_body"><text:span text:style-name="Source_20_Text"><text:span text:style-name="T54"><text:tab/>4/ Éditer le debug.log</text:span></text:span></text:p>
      <text:p text:style-name="P17"/>
      <text:p text:style-name="Text_20_body"/>
      <text:h text:style-name="P71" text:outline-level="1"><text:bookmark-start text:name="__RefHeading___Toc110_223215351"/><text:span text:style-name="T16">C</text:span><text:span text:style-name="T17">ache</text:span><text:bookmark-end text:name="__RefHeading___Toc110_223215351"/></text:h>
      <text:h text:style-name="Heading_20_2" text:outline-level="2"><text:bookmark-start text:name="__RefHeading___Toc447_1737579497"/><text:span text:style-name="T20">C</text:span><text:span text:style-name="T19">loudf</text:span><text:span text:style-name="T21">l</text:span><text:span text:style-name="T19">are : </text:span><text:bookmark-end text:name="__RefHeading___Toc447_1737579497"/></text:h>
      <text:p text:style-name="P8"><text:span text:style-name="T18">1/ aller sur </text:span><text:a xlink:type="simple" xlink:href="https://dash.cloudflare.com/login" text:style-name="Internet_20_link" text:visited-style-name="Visited_20_Internet_20_Link"><text:span text:style-name="T12">https://dash.cloudflare.com/login</text:span></text:a></text:p>
      <text:p text:style-name="P8"><text:span text:style-name="T12">2/ </text:span><text:span text:style-name="T2">Sites web → armoireplus →caching → configuration </text:span></text:p>
      <text:p text:style-name="P8"><text:span text:style-name="T2">3/ Cliquer sur « Personnaliser le vidage » puis spécifier le fichier en question, par exemple, </text:span><text:a xlink:type="simple" xlink:href="https://www.armoireplus.fr/wp-content/themes/legenda-child/style.css" text:style-name="Internet_20_link" text:visited-style-name="Visited_20_Internet_20_Link">https://www.armoireplus.fr/wp-content/themes/legenda-child/style.css</text:a></text:p>
      <text:p text:style-name="P21">4/ Vider.</text:p>
      <text:h text:style-name="Heading_20_2" text:outline-level="2" text:is-list-header="true"><text:bookmark-start text:name="__RefHeading___Toc449_1737579497"/>WP ROCKET<text:bookmark-end text:name="__RefHeading___Toc449_1737579497"/></text:h>
      <text:p text:style-name="P14">1/ Aller sur le tableau de bord du site</text:p>
      <text:p text:style-name="P14">2/ Cliquer sur « WP Rocket » → Purger le CSS utilisé</text:p>
      <text:p text:style-name="P14">3/ <text:span text:style-name="T46">Ne pas faire « Vider et précharger le cache » =&gt; lenteur pour recharger toutes les données ds le cache, à faire rarement</text:span></text:p>
      <text:p text:style-name="P26"/>
      <text:h text:style-name="Heading_20_2" text:outline-level="2"><text:bookmark-start text:name="__RefHeading___Toc451_1737579497"/>TIPS<text:bookmark-end text:name="__RefHeading___Toc451_1737579497"/></text:h>
      <text:p text:style-name="Text_20_body">- <text:span text:style-name="T50">En local, désactiver WP Rocket</text:span></text:p>
      <text:p text:style-name="Text_20_body">- <text:span text:style-name="T51">Commande pour effacer des données DNS liées à l’IP (pas bien compris) : sudo systemctl restart systemd-resolved</text:span></text:p>
      <text:h text:style-name="P71" text:outline-level="1"><text:bookmark-start text:name="__RefHeading___Toc453_1737579497"/>DEPLOIEMENT EN LOCAL<text:bookmark-end text:name="__RefHeading___Toc453_1737579497"/></text:h>
      <text:p text:style-name="Text_20_body"/>
      <text:h text:style-name="Heading_20_2" text:outline-level="2"><text:bookmark-start text:name="__RefHeading___Toc455_1737579497"/>Essa<text:span text:style-name="T49">i</text:span> sur Mdev.armoireplus<text:bookmark-end text:name="__RefHeading___Toc455_1737579497"/></text:h>
      <text:p text:style-name="Text_20_body"/>
      <text:p text:style-name="P15">1/ Copier le dossier du site sur /<text:span text:style-name="T41">var/www/html/mdev.armoireplus</text:span></text:p>
      <text:p text:style-name="P31">2/ Importer la BDD via sql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mysql -u lorlor -p armoireplus &lt; /home/lor/Bureau/backupArmoirePlus/databases/armoireplus_1/backup_sqldump_2409041130.sql</text:p>
          </table:table-cell>
        </table:table-row>
      </table:table>
      <text:p text:style-name="P31"/>
      <text:p text:style-name="P32">NB : si nécessaire, ligne à rajouter dans php.ini pour allouer plus de place pour les BDD en mémoire : </text:p>
      <text:p text:style-name="P34">3/ Réécriture des URL : à retester </text:p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office:value-type="string">
            <text:p text:style-name="P5">Table</text:p>
          </table:table-cell>
          <table:table-cell table:style-name="Tableau2.A1" office:value-type="string">
            <text:p text:style-name="P6">Champ</text:p>
          </table:table-cell>
          <table:table-cell table:style-name="Tableau2.A1" office:value-type="string">
            <text:p text:style-name="P5">Requête SQL</text:p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P33"/>
      <text:p text:style-name="P16"><text:span text:style-name="T42">4/ </text:span><text:span text:style-name="T41">Vérifier le .htaccess permet la réécriture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# BEGIN WordPress</text:p>
            <text:p text:style-name="Table_20_Contents"># Les directives (lignes) entre « BEGIN WordPress » et « END WordPress » sont générées</text:p>
            <text:p text:style-name="Table_20_Contents"># dynamiquement, et doivent être modifiées uniquement via les filtres WordPress.</text:p>
            <text:p text:style-name="Table_20_Contents"># Toute modification des directives situées entre ces marqueurs sera surchargée.</text:p>
            <text:p text:style-name="Table_20_Contents">&lt;IfModule mod_rewrite.c&gt;</text:p>
            <text:p text:style-name="Table_20_Contents">RewriteEngine On</text:p>
            <text:p text:style-name="Table_20_Contents">RewriteRule .* - [E=HTTP_AUTHORIZATION:%{HTTP:Authorization}]</text:p>
            <text:p text:style-name="Table_20_Contents">RewriteBase /mdev.armoireplus.fr/</text:p>
            <text:p text:style-name="Table_20_Contents">RewriteRule ^index\.php$ - [L]</text:p>
            <text:p text:style-name="Table_20_Contents">RewriteCond %{REQUEST_FILENAME} !-f</text:p>
            <text:p text:style-name="Table_20_Contents">RewriteCond %{REQUEST_FILENAME} !-d</text:p>
            <text:p text:style-name="Table_20_Contents">RewriteRule . /mdev.armoireplus.fr/index.php [L]</text:p>
            <text:p text:style-name="Table_20_Contents">&lt;/IfModule&gt;</text:p>
            <text:p text:style-name="Table_20_Contents"/>
            <text:p text:style-name="Table_20_Contents"># END WordPress</text:p>
          </table:table-cell>
        </table:table-row>
      </table:table>
      <text:h text:style-name="Heading_20_2" text:outline-level="2" text:is-list-header="true"><text:bookmark-start text:name="__RefHeading___Toc112_223215351"/><text:span text:style-name="T41">Essa</text:span><text:span text:style-name="T42">i</text:span><text:span text:style-name="T41"> sur armoireplus</text:span><text:bookmark-end text:name="__RefHeading___Toc112_223215351"/></text:h>
      <text:p text:style-name="P35"/>
      <text:p text:style-name="P35"/>
      <text:h text:style-name="P71" text:outline-level="1"><text:bookmark-start text:name="__RefHeading___Toc959_876043102"/>SURCHARGER UNE FONCTION DU THEME PARENT<text:bookmark-end text:name="__RefHeading___Toc959_876043102"/></text:h>
      <text:p text:style-name="Text_20_body"/>
      <text:h text:style-name="Heading_20_2" text:outline-level="2"><text:bookmark-start text:name="__RefHeading___Toc961_876043102"/>Vérifier si la <text:span text:style-name="T61">fonction</text:span> est attachée à un hook ou pas<text:bookmark-end text:name="__RefHeading___Toc961_876043102"/></text:h>
      <text:p text:style-name="P37">A/ Attachée à un hook filter :</text:p>
      <text:p text:style-name="P39">- désactiver le hook ds le theme enfant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function remove_flatsome_sale_flash_filter() {</text:p>
            <text:p text:style-name="Table_20_Contents"><text:s text:c="4"/>remove_filter( 'flatsome_product_labels', 'flatsome_sale_flash', 10 );</text:p>
            <text:p text:style-name="Table_20_Contents">}</text:p>
            <text:p text:style-name="Table_20_Contents">add_action( 'init', 'remove_flatsome_sale_flash_filter' );</text:p>
          </table:table-cell>
        </table:table-row>
      </table:table>
      <text:p text:style-name="P39"/>
      <text:p text:style-name="P38">- <text:span text:style-name="T61">Ajouter sa propre version de la <text:s/>fonction :</text:span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function my_custom_flatsome_sale_flash( $text, $post, $_product, $badge_style ) {</text:p>
            <text:p text:style-name="Table_20_Contents"><text:s text:c="4"/>global $wc_cpdf;</text:p>
            <text:p text:style-name="Table_20_Contents"/>
            <text:p text:style-name="Table_20_Contents"><text:s text:c="4"/>// Vérification de l'objet global $wc_cpdf</text:p>
            <text:p text:style-name="Table_20_Contents"><text:s text:c="4"/>if ( ! is_a( $wc_cpdf, 'WC_Product_Data_Fields' ) ) {</text:p>
            <text:p text:style-name="Table_20_Contents"><text:s text:c="8"/>return $text;</text:p>
            <text:p text:style-name="Table_20_Contents"><text:s text:c="4"/>}</text:p>
            <text:p text:style-name="Table_20_Contents"/>
            <text:p text:style-name="Table_20_Contents"><text:s text:c="4"/>// Vérifie si le produit a l'attribut '_bubble_new'</text:p>
            <text:p text:style-name="Table_20_Contents"><text:s text:c="4"/>if ( $wc_cpdf-&gt;get_value( get_the_ID(), '_bubble_new' ) ) {</text:p>
            <text:p text:style-name="Table_20_Contents"/>
            <text:p text:style-name="Table_20_Contents"><text:s text:c="8"/>// Récupère le texte de la bulle ou "New" par défaut</text:p>
            <text:p text:style-name="Table_20_Contents"><text:s text:c="8"/>$bubble_text = $wc_cpdf-&gt;get_value( get_the_ID(), '_bubble_text' ) </text:p>
            <text:p text:style-name="Table_20_Contents"><text:s text:c="8"/>? $wc_cpdf-&gt;get_value( get_the_ID(), '_bubble_text' ) </text:p>
            <text:p text:style-name="Table_20_Contents"><text:s text:c="8"/>: __( 'New', 'flatsome' );</text:p>
            <text:p text:style-name="Table_20_Contents"/>
            <text:p text:style-name="Table_20_Contents"><text:s text:c="8"/>// Ajoute une bulle personnalisée avec du texte</text:p>
            <text:p text:style-name="Table_20_Contents"><text:s text:c="8"/>$text .= '&lt;div class="badge callout badge-' . esc_attr( $badge_style ) . '"&gt;&lt;div class="badge-inner callout-new-bg is-small new-bubble"&gt;' . esc_html( $bubble_text ) . '&lt;/div&gt;&lt;/div&gt;';</text:p>
            <text:p text:style-name="Table_20_Contents"><text:s text:c="4"/>}</text:p>
            <text:p text:style-name="Table_20_Contents"/>
            <text:p text:style-name="Table_20_Contents"><text:s text:c="4"/>return $text;</text:p>
            <text:p text:style-name="Table_20_Contents">}</text:p>
          </table:table-cell>
        </table:table-row>
      </table:table>
      <text:p text:style-name="P38"/>
      <text:p text:style-name="P38">- <text:span text:style-name="T61">Réassocier le filtre :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add_filter( 'flatsome_product_labels', 'my_custom_flatsome_sale_flash', 10, 4 );</text:p>
          </table:table-cell>
        </table:table-row>
      </table:table>
      <text:p text:style-name="P38"/>
      <text:h text:style-name="P71" text:outline-level="1"><text:bookmark-start text:name="__RefHeading___Toc963_876043102"/>MISE A JOUR DE SITES<text:bookmark-end text:name="__RefHeading___Toc963_876043102"/></text:h>
      <text:p text:style-name="Text_20_body"/>
      <text:h text:style-name="Heading_20_2" text:outline-level="2"><text:bookmark-start text:name="__RefHeading___Toc965_876043102"/>Verification à faire sur MonAtelierPro sur prod puis dev<text:bookmark-end text:name="__RefHeading___Toc965_876043102"/></text:h>
      <text:p text:style-name="P40">Tests manuels : faire une commande et passer son statu<text:span text:style-name="T64">t</text:span> en attente, en cours terminé, revenir en arrière.</text:p>
      <text:p text:style-name="P40">Ccréer un compte client, aller sur le comtpe admin</text:p>
      <text:p text:style-name="P40">Voir les commandes côté backoffice et noter les bugs</text:p>
      <text:p text:style-name="P40"/>
      <text:h text:style-name="Heading_20_2" text:outline-level="2"><text:bookmark-start text:name="__RefHeading___Toc967_876043102"/>Problème avec Yith-product-addon<text:bookmark-end text:name="__RefHeading___Toc967_876043102"/></text:h>
      <text:p text:style-name="P40">liés à la dernière màjour, les options ont sauté</text:p>
      <text:p text:style-name="P40">cf ticket Avril 2024 <text:span text:style-name="T62">Product form V3 to V4</text:span></text:p>
      <text:p text:style-name="P41">Attention nça va se reproduire avec DBA</text:p>
      <text:p text:style-name="P41"/>
      <text:h text:style-name="Heading_20_2" text:outline-level="2"><text:bookmark-start text:name="__RefHeading___Toc969_876043102"/>Ordre des étapes à suivre pour une mise à jour <text:bookmark-end text:name="__RefHeading___Toc969_876043102"/></text:h>
      <text:p text:style-name="Text_20_body">→ <text:span text:style-name="T63">mettre le prod en « mode maintenance », l’utilisateur pourra consulter le site grâce aux pages mises en cache et les autres auront le message de maintenance.</text:span></text:p>
      <text:p text:style-name="Text_20_body">→ <text:span text:style-name="T63">sauvegarder le site</text:span></text:p>
      <text:p text:style-name="P50">→ <text:span text:style-name="T69">faire les mises à jour </text:span><text:span text:style-name="T70">dans cet ordre</text:span><text:span text:style-name="T69"> </text:span></text:p>
      <text:p text:style-name="P50"><text:span text:style-name="T69">1/WP 2/ WooCommerce 3/ thème </text:span><text:span text:style-name="T73">puis </text:span><text:span text:style-name="T69">plugins <text:s/></text:span><text:span text:style-name="T71">NB si WC le nécessite, màj le thème </text:span><text:span text:style-name="T72">(cf WooCommerce→Etat→ Tt en bas on a les fichiers obsolètes, attention s’ils sont ds le theme enfant)</text:span><text:span text:style-name="T77">=&gt; theme options=&gt; fr comme si on change de theme et cliquer sur son theme pomur le mettre à jour</text:span></text:p>
      <text:p text:style-name="P63"><text:span text:style-name="T77">N</text:span><text:span text:style-name="T68">e pas oublier les TRADUCTIONS</text:span></text:p>
      <text:p text:style-name="P49"><text:span text:style-name="T72">S</text:span><text:span text:style-name="T68">i </text:span><text:span text:style-name="T74">le plugin est gratuit et de WP, on le télécharge, </text:span><text:span text:style-name="T68">on met à jour le plugin à la main en copiant direct </text:span><text:span text:style-name="T75">sur </text:span><text:span text:style-name="T68">le ftp :</text:span></text:p>
      <text:p text:style-name="P67">1/ faire une sauvegarde du plugin</text:p>
      <text:p text:style-name="P67">2/ copier la dernière version</text:p>
      <text:p text:style-name="Text_20_body">→ <text:span text:style-name="T63">vérifier</text:span></text:p>
      <text:p text:style-name="Text_20_body">→ <text:span text:style-name="T63">enlever la maintenance</text:span></text:p>
      <text:p text:style-name="Text_20_body"/>
      <text:h text:style-name="Heading_20_2" text:outline-level="2"><text:bookmark-start text:name="__RefHeading___Toc971_876043102"/>Trucs en général<text:bookmark-end text:name="__RefHeading___Toc971_876043102"/></text:h>
      <text:p text:style-name="Text_20_body">→ <text:span text:style-name="T66">faire les màj 1X/trimestre environ</text:span></text:p>
      <text:p text:style-name="Text_20_body"><text:soft-page-break/>→ <text:span text:style-name="T66">ne pas prendre les màj se finissant par 0 car pas éprouvées</text:span></text:p>
      <text:p text:style-name="Text_20_body">→ <text:span text:style-name="T66">attendre si possible 1 à 2 sem pour màj les plugins dépendant de WooCommerce après avoir mis ce dernier à jour</text:span></text:p>
      <text:p text:style-name="P47">→ <text:span text:style-name="T66">sur le site de WooCommerce, aller sur « Abonnements » pour voir les plugins auxquels on a souscrit</text:span></text:p>
      <text:p text:style-name="P68">→ parcourir les détails des màj *</text:p>
      <text:p text:style-name="P51">→ <text:span text:style-name="T67">pour les plugins , plusieurs sources : </text:span></text:p>
      <text:p text:style-name="P52"><text:span text:style-name="T76">WooCommerce</text:span><text:span text:style-name="T67"> </text:span><text:span text:style-name="T79">== </text:span></text:p>
      <text:list xml:id="list2212095569" text:style-name="L1">
        <text:list-item>
          <text:p text:style-name="P91">wc-zapier ;</text:p>
        </text:list-item>
        <text:list-item>
          <text:p text:style-name="P92"/>
        </text:list-item>
        <text:list-item>
          <text:p text:style-name="P92"/>
        </text:list-item>
        <text:list-item>
          <text:p text:style-name="P90"/>
        </text:list-item>
      </text:list>
      <text:p text:style-name="P53"><text:span text:style-name="T76">CodeCanyon</text:span><text:span text:style-name="T67"> </text:span><text:span text:style-name="T78">== WC-show-variations-as-single-product ;</text:span><text:span text:style-name="T67"><text:line-break/></text:span><text:span text:style-name="T76">WpSpring </text:span><text:span text:style-name="T23"> </text:span></text:p>
      <text:list xml:id="list583816193" text:style-name="L2">
        <text:list-item>
          <text:p text:style-name="P93">Google Product Feed Version 11.0.13</text:p>
        </text:list-item>
        <text:list-item>
          <text:p text:style-name="P93">Table Rate Shipping</text:p>
        </text:list-item>
        <text:list-item>
          <text:p text:style-name="P93">WooCommerce Cost of Goods Version 2.13.1</text:p>
        </text:list-item>
        <text:list-item>
          <text:p text:style-name="P93">Product CSV Import Suite Version 1.10.73</text:p>
        </text:list-item>
        <text:list-item>
          <text:p text:style-name="P94">Variation Swatches and Photos Version 3.1.10</text:p>
        </text:list-item>
      </text:list>
      <text:h text:style-name="Heading_20_2" text:outline-level="2"><text:bookmark-start text:name="__RefHeading___Toc973_876043102"/>Mettre en maintenance MAP<text:bookmark-end text:name="__RefHeading___Toc973_876043102"/></text:h>
      <text:p text:style-name="P48">Theme→ Advanced → Maintenance → Cocher « Enable Maintenance »</text:p>
      <text:h text:style-name="P71" text:outline-level="1"><text:bookmark-start text:name="__RefHeading___Toc975_876043102"/>Mon Atelier Pro<text:bookmark-end text:name="__RefHeading___Toc975_876043102"/></text:h>
      <text:p text:style-name="P42"/>
      <text:h text:style-name="Heading_20_2" text:outline-level="2"><text:bookmark-start text:name="__RefHeading___Toc977_876043102"/>Trucs en vrac<text:bookmark-end text:name="__RefHeading___Toc977_876043102"/></text:h>
      <text:p text:style-name="P42">Le suivi des commandes factures devis a été fait avec Dolibarr mais le tableau de suivi dans WP tend à le remplacer.</text:p>
      <text:p text:style-name="P42">Manque une fonctionnalité pour créer un produit custom</text:p>
      <text:p text:style-name="P40"/>
      <text:h text:style-name="P71" text:outline-level="1"><text:bookmark-start text:name="__RefHeading___Toc979_876043102"/>WOOCOMMERCE<text:bookmark-end text:name="__RefHeading___Toc979_876043102"/></text:h>
      <text:p text:style-name="Text_20_body"/>
      <text:h text:style-name="Heading_20_2" text:outline-level="2"><text:bookmark-start text:name="__RefHeading___Toc981_876043102"/>Hooks d’action utiles :<text:bookmark-end text:name="__RefHeading___Toc981_876043102"/></text:h>
      <text:p text:style-name="P29">- <text:span text:style-name="T65">se raccrocher à la page produit :</text:span></text:p>
      <text:p text:style-name="P27">add_action( 'woocommerce_before_single_product', 'custom_check_product_shipping_class' );</text:p>
      <text:p text:style-name="P27"/>
      <text:p text:style-name="P28">- <text:span text:style-name="T65">se raccrocher à la page produit :</text:span></text:p>
      <text:p text:style-name="P27">add_action( 'woocommerce_before_shop_loop_item', 'custom_check_product_shipping_class' );</text:p>
      <text:p text:style-name="P36"/>
      <text:p text:style-name="P30"/>
      <text:h text:style-name="P71" text:outline-level="1"><text:bookmark-start text:name="__RefHeading___Toc983_876043102"/>BUGS DECELES<text:bookmark-end text:name="__RefHeading___Toc983_876043102"/></text:h>
      <text:p text:style-name="Text_20_body"/>
      <text:p text:style-name="P44">L’option couleur est pas à la bonne taille selon les produits</text:p>
      <table:table table:name="Tableau7" table:style-name="Tableau7">
        <table:table-column table:style-name="Tableau7.A"/>
        <table:table-column table:style-name="Tableau7.B" table:number-columns-repeated="3"/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43"/>
          </table:table-cell>
          <table:table-cell table:style-name="Tableau7.A1" office:value-type="string">
            <text:p text:style-name="P45">Conteneur des pastilles de couleur sur prod</text:p>
          </table:table-cell>
          <table:table-cell table:style-name="Tableau7.A1" office:value-type="string">
            <text:p text:style-name="P45">Conteneur des pastilles de couleur sur dev</text:p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mobile-tablettes-smartphone/</text:p>
          </table:table-cell>
          <table:table-cell table:style-name="Tableau7.A1" office:value-type="string">
            <text:p text:style-name="P43">ok</text:p>
          </table:table-cell>
          <table:table-cell table:style-name="Tableau7.A1" office:value-type="string">
            <text:p text:style-name="P43"/>
          </table:table-cell>
          <table:table-cell table:style-name="Tableau7.A1" office:value-type="string">
            <text:p text:style-name="P43"/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surete-hautes-2-portes-300-litres-trionyx-traz300/</text:p>
          </table:table-cell>
          <table:table-cell table:style-name="Tableau7.A1" office:value-type="string">
            <text:p text:style-name="P43">Couleur trop petite</text:p>
          </table:table-cell>
          <table:table-cell table:style-name="Tableau7.A1" office:value-type="string">
            <text:p text:style-name="P23">class="options default-closed per-row-4 grid"</text:p>
          </table:table-cell>
          <table:table-cell table:style-name="Tableau7.A1" office:value-type="string">
            <text:p text:style-name="P23">class="options per-row-4 grid"</text:p>
            <text:p text:style-name="P23">style=" display: grid; justify-content: start; grid-template-columns: repeat(4, minmax(0, 2.5%) ); gap: 10px; "</text:p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haute-asure-100/</text:p>
          </table:table-cell>
          <table:table-cell table:style-name="Tableau7.A1" office:value-type="string">
            <text:p text:style-name="P43">Couleur trop grande</text:p>
          </table:table-cell>
          <table:table-cell table:style-name="Tableau7.A1" office:value-type="string">
            <text:p text:style-name="P46"><text:span text:style-name="T25">c</text:span><text:span text:style-name="T24">lass="options default-closed per-row-1"</text:span></text:p>
          </table:table-cell>
          <table:table-cell table:style-name="Tableau7.A1" office:value-type="string">
            <text:p text:style-name="P24">class="options per-row-1 "</text:p>
            <text:p text:style-name="P24">style=" display: grid; grid-template-columns: repeat(1, minmax(0, 50%) ); gap: 10px; "</text:p>
          </table:table-cell>
        </table:table-row>
      </table:table>
      <text:p text:style-name="P44"/>
      <text:h text:style-name="P73" text:outline-level="2"><text:bookmark-start text:name="__RefHeading___Toc985_876043102"/>Màj MAP<text:bookmark-end text:name="__RefHeading___Toc985_876043102"/></text:h>
      <text:p text:style-name="P56"><text:span text:style-name="Strong_20_Emphasis"><text:span text:style-name="T29"/></text:span></text:p>
      <text:p text:style-name="P57">PROBLEME AVEC MARQUE COMME EXPEDIE=&gt; ne fait rien <text:span text:style-name="T81">alors qu’en dev ç amarchait</text:span></text:p>
      <text:p text:style-name="P55"/>
      <text:p text:style-name="P58">Version qui fonctionne (dev)</text:p>
      <text:p text:style-name="P59"><text:span text:style-name="T82">Classe de l’étiquette non expédié : </text:span><text:span text:style-name="T24">class="wxp-not-shipped wxp-ship-status"</text:span></text:p>
      <text:p text:style-name="P60"><text:span text:style-name="T26">Classe de l’étiquette expédié :</text:span><text:span text:style-name="T24">class="wxp-shipped wxp-ship-status"</text:span></text:p>
      <text:p text:style-name="P25">class="wxp-not-shipped wxp-ship-status"</text:p>
      <text:p text:style-name="P61"><text:span text:style-name="T27">=&gt; </text:span><text:span text:style-name="Strong_20_Emphasis"><text:span text:style-name="T30">Woocommerce Partial Shipment </text:span></text:span><text:span text:style-name="Strong_20_Emphasis"><text:span text:style-name="T27">??</text:span></text:span></text:p>
      <text:p text:style-name="P61"><text:span text:style-name="Strong_20_Emphasis"><text:span text:style-name="T31"/></text:span></text:p>
      <text:p text:style-name="P62"><text:span text:style-name="Strong_20_Emphasis"><text:span text:style-name="T32">ATTENTION EN PROD IL Y A LE PLUGIN VERSION DU DEV , IL FAUT REMETTRE CELUI DE LA SAUVEGARDE SI PAS DE CHANGEMENT</text:span></text:span></text:p>
      <text:p text:style-name="P25"/>
      <text:h text:style-name="P72" text:outline-level="1"><text:bookmark-start text:name="__RefHeading___Toc987_876043102"/>MARDI 17 SEPTEMBRE 2024<text:bookmark-end text:name="__RefHeading___Toc987_876043102"/></text:h>
      <text:h text:style-name="P74" text:outline-level="2" text:is-list-header="true"><text:bookmark-start text:name="__RefHeading___Toc989_876043102"/>MAJ <text:span text:style-name="T83">DBA</text:span> <text:bookmark-end text:name="__RefHeading___Toc989_876043102"/></text:h>
      <text:p text:style-name="P98"/>
      <text:p text:style-name="P98">- <text:span text:style-name="T84">WP 6.6.2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75">Extension</text:p>
          </table:table-cell>
          <table:table-cell table:style-name="Tableau8.A1" office:value-type="string">
            <text:p text:style-name="P75">DEV Màj</text:p>
            <text:p text:style-name="P75">manu/auto/</text:p>
            <text:p text:style-name="P75">non</text:p>
          </table:table-cell>
          <table:table-cell table:style-name="Tableau8.A1" office:value-type="string">
            <text:p text:style-name="P75">PROD Màj </text:p>
            <text:p text:style-name="P75">manu/auto/</text:p>
            <text:p text:style-name="P75">non</text:p>
          </table:table-cell>
          <table:table-cell table:style-name="Tableau8.A1" office:value-type="string">
            <text:p text:style-name="P75">Remarques</text:p>
          </table:table-cell>
        </table:table-row>
        <table:table-row table:style-name="Tableau8.2">
          <table:table-cell table:style-name="Tableau8.A1" office:value-type="string">
            <text:p text:style-name="P76">WC</text:p>
          </table:table-cell>
          <table:table-cell table:style-name="Tableau8.A1" office:value-type="string">
            <text:p text:style-name="P77">auto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78">Probleme avec wc gateway atos je crois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78">Pporto functionality</text:p>
          </table:table-cell>
          <table:table-cell table:style-name="Tableau8.A1" office:value-type="string">
            <text:p text:style-name="P79">Mis à jour via l’interface ??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>B<text:span text:style-name="T85">UG</text:span></text:p>
          </table:table-cell>
        </table:table-row>
        <table:table-row>
          <table:table-cell table:style-name="Tableau8.A1" office:value-type="string">
            <text:p text:style-name="P76"><text:span text:style-name="Strong_20_Emphasis"><text:span text:style-name="T28">WooCommerce Custom Payment Gateway</text:span></text:span><text:line-break/></text:p>
          </table:table-cell>
          <table:table-cell table:style-name="Tableau8.A1" office:value-type="string">
            <text:p text:style-name="P77">auto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0">En fait il fallait d’ab mà porto functionnality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1">Themes</text:p>
          </table:table-cell>
          <table:table-cell table:style-name="Tableau8.A1" office:value-type="string">
            <text:p text:style-name="P82">ok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76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3"><text:span text:style-name="Strong_20_Emphasis"><text:span text:style-name="T28">Complianz | GDPR/CCPA Cookie Consent</text:span></text:span>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3"><text:span text:style-name="Strong_20_Emphasis"><text:span text:style-name="T28">F4 Shipping Phone and E-Mail for WooCommerce</text:span></text:span>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4">/plugin/<text:span text:style-name="T86">porto</text:span>-functionnality renommé en -old</text:p>
          </table:table-cell>
          <table:table-cell table:style-name="Tableau8.A1" office:value-type="string">
            <text:p text:style-name="P85">Du coup y en a deux faut virer l’ancien ms où est le nouveau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3"><text:span text:style-name="Strong_20_Emphasis"><text:span text:style-name="T28">Woocommerce Partial Shipment</text:span></text:span></text:p>
          </table:table-cell>
          <table:table-cell table:style-name="Tableau8.A1" office:value-type="string">
            <text:p text:style-name="P77">Auto<text:span text:style-name="T87">=&gt; je l’ai fait manuellement aussi </text:span><text:span text:style-name="T88">car bug</text:span>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3"><text:span text:style-name="Strong_20_Emphasis"><text:span text:style-name="T28">Imagify</text:span></text:span><text:line-break/></text:p>
          </table:table-cell>
          <table:table-cell table:style-name="Tableau8.A1" office:value-type="string">
            <text:p text:style-name="P77">auto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3"><text:span text:style-name="Strong_20_Emphasis"><text:span text:style-name="T28">Loco Translate</text:span></text:span><text:line-break/></text:p>
          </table:table-cell>
          <table:table-cell table:style-name="Tableau8.A1" office:value-type="string">
            <text:p text:style-name="P77">auto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3"><text:span text:style-name="Strong_20_Emphasis"><text:span text:style-name="T28">Maintenance</text:span></text:span><text:line-break/></text:p>
          </table:table-cell>
          <table:table-cell table:style-name="Tableau8.A1" office:value-type="string">
            <text:p text:style-name="P77">auto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3"><text:span text:style-name="Strong_20_Emphasis"><text:span text:style-name="T28">Popup Maker</text:span></text:span></text:p>
          </table:table-cell>
          <table:table-cell table:style-name="Tableau8.A1" office:value-type="string">
            <text:p text:style-name="P77">auto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3"><text:span text:style-name="Strong_20_Emphasis"><text:span text:style-name="T28">Safe SVG</text:span></text:span><text:line-break/></text:p>
          </table:table-cell>
          <table:table-cell table:style-name="Tableau8.A1" office:value-type="string">
            <text:p text:style-name="P77">auto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3"><text:span text:style-name="Strong_20_Emphasis"><text:span text:style-name="T28">WP Dashboard Notes</text:span></text:span><text:line-break/><text:line-break/></text:p>
          </table:table-cell>
          <table:table-cell table:style-name="Tableau8.A1" office:value-type="string">
            <text:p text:style-name="P77">auto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3"><text:span text:style-name="Strong_20_Emphasis"><text:span text:style-name="T28">WP Mail SMTP<text:line-break/></text:span></text:span><text:line-break/></text:p>
          </table:table-cell>
          <table:table-cell table:style-name="Tableau8.A1" office:value-type="string">
            <text:p text:style-name="P77">auto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3"><text:span text:style-name="Strong_20_Emphasis"><text:span text:style-name="T28">wp-mpdf</text:span></text:span><text:line-break/></text:p>
          </table:table-cell>
          <table:table-cell table:style-name="Tableau8.A1" office:value-type="string">
            <text:p text:style-name="P77">auto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3"><text:span text:style-name="Strong_20_Emphasis"><text:span text:style-name="T28">WPS Hide Login</text:span></text:span><text:line-break/></text:p>
          </table:table-cell>
          <table:table-cell table:style-name="Tableau8.A1" office:value-type="string">
            <text:p text:style-name="P77">auto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3"><text:span text:style-name="Strong_20_Emphasis"><text:span text:style-name="T28">WPS Limit Login</text:span></text:span><text:line-break/><text:soft-page-break/><text:line-break/></text:p>
          </table:table-cell>
          <table:table-cell table:style-name="Tableau8.A1" office:value-type="string">
            <text:p text:style-name="P77">auto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3"><text:span text:style-name="Strong_20_Emphasis"><text:span text:style-name="T28">Yoast SEO</text:span></text:span></text:p>
          </table:table-cell>
          <table:table-cell table:style-name="Tableau8.A1" office:value-type="string">
            <text:p text:style-name="P77">auto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3"><text:span text:style-name="Strong_20_Emphasis"><text:span text:style-name="T33">Éditeur de page</text:span></text:span><text:span text:style-name="T47"><text:line-break/></text:span><text:span text:style-name="T48">WP PAGE BAK</text:span><text:span text:style-name="T59">ERY</text:span></text:p>
          </table:table-cell>
          <table:table-cell table:style-name="Tableau8.A1" office:value-type="string">
            <text:p text:style-name="P86">Je sais pas si je vais sur activer <text:span text:style-name="T87">=&gt; fait</text:span>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3"><text:span text:style-name="Strong_20_Emphasis"><text:span text:style-name="T28">Contact Form 7</text:span></text:span><text:line-break/></text:p>
          </table:table-cell>
          <table:table-cell table:style-name="Tableau8.A1" office:value-type="string">
            <text:p text:style-name="P77">auto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7">YITH <text:span text:style-name="T89">WAPO</text:span></text:p>
          </table:table-cell>
          <table:table-cell table:style-name="Tableau8.A1" office:value-type="string">
            <text:p text:style-name="P87">4.17.1 copiée via ftp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7">YITH <text:span text:style-name="T90">seeq-ord-numb-premium</text:span></text:p>
            <text:p text:style-name="P87"/>
          </table:table-cell>
          <table:table-cell table:style-name="Tableau8.A1" office:value-type="string">
            <text:p text:style-name="P87">copiée via ftp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8">YITH <text:span text:style-name="T87">req a quote en attente</text:span></text:p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  <table:table-row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  <table:table-cell table:style-name="Tableau8.A1" office:value-type="string">
            <text:p text:style-name="P89"/>
          </table:table-cell>
        </table:table-row>
      </table:table>
      <text:p text:style-name="P98"/>
      <text:p text:style-name="P98"/>
      <text:p text:style-name="P96">Woocommerce =&gt;etat=&gt; fichiers obsoletes theme enfant </text:p>
      <text:p text:style-name="P96"><text:span text:style-name="Source_20_Text"><text:span text:style-name="T34">porto-child/woocommerce/cart/mini-cart.php</text:span></text:span><text:span text:style-name="T36"> </text:span><text:span text:style-name="T37">version </text:span><text:span text:style-name="Strong_20_Emphasis"><text:span text:style-name="T39">5.2.0</text:span></text:span><text:span text:style-name="T36"> </text:span><text:span text:style-name="T37">est obsolète. La version du noyau est 9.2.0,</text:span></text:p>
      <text:p text:style-name="P98"><text:span text:style-name="Source_20_Text"><text:span text:style-name="T35">porto-child/woocommerce/checkout/form-pay.php</text:span></text:span><text:span text:style-name="T38"> version </text:span><text:span text:style-name="Strong_20_Emphasis"><text:span text:style-name="T38">5.2.0</text:span></text:span><text:span text:style-name="T38"> est obsolète. La version du noyau est 8.2.0,<text:line-break/></text:span><text:span text:style-name="T91"><text:line-break/></text:span><text:span text:style-name="Source_20_Text"><text:span text:style-name="T34">porto-child/woocommerce/checkout/form-pay.php</text:span></text:span><text:span text:style-name="T36"> </text:span><text:span text:style-name="T37">version </text:span><text:span text:style-name="Strong_20_Emphasis"><text:span text:style-name="T39">5.2.0</text:span></text:span><text:span text:style-name="T36"> </text:span><text:span text:style-name="T37">est obsolète. La version du noyau est 8.2.0,</text:span><text:line-break/><text:span text:style-name="Source_20_Text"><text:span text:style-name="T34">porto-child/woocommerce/myaccount/form-login.php</text:span></text:span><text:span text:style-name="T36"> </text:span><text:span text:style-name="T37">version </text:span><text:span text:style-name="Strong_20_Emphasis"><text:span text:style-name="T39">4.1.0</text:span></text:span><text:span text:style-name="T36"> </text:span><text:span text:style-name="T37">est obsolète. La version du noyau est 9.2.0,</text:span><text:line-break/></text:p>
      <text:p text:style-name="P98"/>
      <text:h text:style-name="P74" text:outline-level="2">TRUCS AU CAS OU LA M<text:span text:style-name="T92">à</text:span>J MANUELLE NE MARCHE PAS</text:h>
      <text:p text:style-name="P97">NB qd k’étais bloquée sans tableau de bord=&gt; renommer le plugin ou thème qui bloque en -old le temps de retrouver l’accès au tableau de bord pour màj les extensions nécessaires</text:p>
      <text:p text:style-name="P95">Des fois meme si on efface le dossier et qu’on en remet un nouveau, il faut en plus désactiver et réactiver le plugin via le tableau de bord</text:p>
      <text:p text:style-name="P9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apple-system" svg:font-family="apple-system, BlinkMacSystemFont, 'Segoe UI', Roboto, Oxygen-Sans, Ubuntu, Cantarell, 'Helvetica Neue', sans-serif"/>
    <style:font-face style:name="apple-system1" svg:font-family="apple-system, system-ui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2:41:05.182380332</meta:creation-date>
    <dc:date>2024-09-17T14:20:52.935385051</dc:date>
    <meta:editing-duration>PT13H59M45S</meta:editing-duration>
    <meta:editing-cycles>93</meta:editing-cycles>
    <meta:generator>LibreOffice/7.3.7.2$Linux_X86_64 LibreOffice_project/30$Build-2</meta:generator>
    <meta:document-statistic meta:table-count="8" meta:image-count="0" meta:object-count="0" meta:page-count="14" meta:paragraph-count="263" meta:word-count="1570" meta:character-count="10705" meta:non-whitespace-character-count="9272"/>
  </office:meta>
</office:document-meta>
</file>